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3" style:parent-style-name="Обычный" style:family="paragraph">
      <style:paragraph-properties fo:margin-bottom="0.1388in" fo:line-height="115%"/>
    </style:style>
    <style:style style:name="T4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" style:parent-style-name="Основнойшрифтабзаца" style:family="text">
      <style:text-properties style:font-name-asian="Calibri" style:font-name-complex="Calibri" fo:color="#0000FF" fo:font-size="10pt" style:font-size-asian="10pt" style:text-underline-type="single" style:text-underline-style="solid" style:text-underline-width="auto" style:text-underline-mode="continuous"/>
    </style:style>
    <style:style style:name="T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4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17" style:parent-style-name="Обычный" style:family="paragraph">
      <style:paragraph-properties fo:text-align="center" fo:margin-bottom="0.1388in" fo:line-height="115%"/>
    </style:style>
    <style:style style:name="T1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19" style:parent-style-name="Обычный" style:family="paragraph">
      <style:paragraph-properties fo:margin-bottom="0.1388in" fo:line-height="115%"/>
    </style:style>
    <style:style style:name="T20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4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7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31" style:parent-style-name="Обычный" style:family="paragraph">
      <style:paragraph-properties fo:margin-bottom="0.1388in" fo:line-height="115%"/>
    </style:style>
    <style:style style:name="T3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3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3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8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3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4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44" style:parent-style-name="Обычный" style:family="paragraph">
      <style:paragraph-properties fo:margin-bottom="0.1388in" fo:line-height="115%"/>
    </style:style>
    <style:style style:name="T4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4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6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59" style:parent-style-name="Обычный" style:family="paragraph">
      <style:paragraph-properties fo:text-align="center" fo:margin-bottom="0.1388in" fo:line-height="115%"/>
    </style:style>
    <style:style style:name="T6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61" style:parent-style-name="Обычный" style:family="paragraph">
      <style:paragraph-properties fo:margin-bottom="0.1388in" fo:line-height="115%"/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6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6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7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7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74" style:parent-style-name="Обычный" style:family="paragraph">
      <style:paragraph-properties fo:margin-bottom="0.1388in" fo:line-height="115%"/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7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8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8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8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88" style:parent-style-name="Обычный" style:family="paragraph">
      <style:paragraph-properties fo:margin-bottom="0.1388in" fo:line-height="115%"/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101" style:parent-style-name="Обычный" style:family="paragraph">
      <style:paragraph-properties fo:margin-bottom="0.1388in" fo:line-height="115%"/>
    </style:style>
    <style:style style:name="T10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3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6" style:parent-style-name="Основнойшрифтабзаца" style:family="text">
      <style:text-properties style:font-name-asian="Calibri" style:font-name-complex="Calibri" fo:font-size="10pt" style:font-size-asian="10pt"/>
    </style:style>
  </office:automatic-styles>
  <office:body>
    <office:text text:use-soft-page-breaks="true">
      <text:p text:style-name="P1"><text:span text:style-name="T2">Резюме</text:span></text:p>
      <text:p text:style-name="P3"><text:span text:style-name="T4">О себе:</text:span><text:span text:style-name="T5"><text:s/>Габуния Давид Константинович, Инженер-программист, 23.09.1992 г.р., г. Иркутск. Я специалист в области информационных технологий. У меня более 5 лет опыта в администрировании серверов различных ОС и в разработки скриптов, ПО и БД. Для<text:s/></text:span><text:span text:style-name="T6">саморазвития я в свободное время читаю и перевожу техническую документацию на английском языке, администрирую свой веб-сервер и дорабатываю свои проекты<text:s/></text:span><text:a xlink:href="https://github.com/it38dato" office:target-frame-name="_top" xlink:show="replace"><text:span text:style-name="T7">https://github.com/it38dato</text:span></text:a><text:span text:style-name="T8">. Мне интересно работать в кома</text:span><text:span text:style-name="T9">нде, активно развиваться в программировании и изучать новые технологии.</text:span><text:span text:style-name="T10"><text:line-break/></text:span><text:span text:style-name="T11">Навыки</text:span><text:span text:style-name="T12">: Html, Css, Linux, Python, Sql, Clouds, English, Bash, Windows, C++, DWH, AntiFraud, Виртуализация.</text:span><text:span text:style-name="T13"><text:line-break/></text:span><text:span text:style-name="T14">Обратная связь:<text:s/></text:span><text:span text:style-name="T15">it38dato@yandex.ru, телеграм - @it</text:span><text:span text:style-name="T16">38dato.<text:s/></text:span></text:p>
      <text:p text:style-name="P17"><text:span text:style-name="T18">Опыт работы</text:span></text:p>
      <text:p text:style-name="P19"><text:span text:style-name="T20">2024-</text:span><text:span text:style-name="T21">06-02 - По текущее время:<text:s/></text:span><text:span text:style-name="T22">Tele2, Иркутск.</text:span><text:span text:style-name="T23"><text:line-break/></text:span><text:span text:style-name="T24">Должность:<text:s/></text:span><text:span text:style-name="T25">Инженер эксплуатации подсистемы базовых станций.<text:s/></text:span><text:span text:style-name="T26"><text:line-break/></text:span><text:span text:style-name="T27">Дополнительная информация:<text:s/></text:span><text:span text:style-name="T28">Обязанности - Обеспечивать эксплуатацию оборудования контроллеров и базовых станций стандартов 2G/3G/4G, Обеспечивать локальну</text:span><text:span text:style-name="T29">ю поддержку работ по аварийному восстановлению работоспособности оборудования контроллеров, Поддерживать ввод в работу новых узлов контроллеров базовых станций, Предоставлять техническую поддержку региональным инженерам по эксплуатации базовых станций и тр</text:span><text:span text:style-name="T30">анспортной сети, инженерам по эксплуатации коммутаторов по вопросам работы подсистемы базовых станций.</text:span></text:p>
      <text:p text:style-name="P31"><text:span text:style-name="T32">2023-11-01 - 2024-05-30:<text:s/></text:span><text:span text:style-name="T33">Информационно-аналитический центр поддержки ГАС правосудие, Иркутск.</text:span><text:span text:style-name="T34"><text:line-break/></text:span><text:span text:style-name="T35">Должность:<text:s/></text:span><text:span text:style-name="T36">Инженер 2 категории / Системный администратор.<text:s/></text:span><text:span text:style-name="T37"><text:line-break/></text:span><text:span text:style-name="T38">Дополнительная информация:<text:s/></text:span><text:span text:style-name="T39">Обязанности - Установка, обновление и контроль состояния программного обеспечения на объектах автоматизации, Введение эксплуатационной документации, Поддержка функционирования серверов и сервисов СУБД, Техническая поддержка польз</text:span><text:span text:style-name="T40">ователей / Навыки - Виртуализация, Windows.<text:s/></text:span><text:span text:style-name="T41"><text:line-break/></text:span><text:span text:style-name="T42">Достижения:<text:s/></text:span><text:span text:style-name="T43">Разработал скрипты, которые автоматизируют процессы резервного копирования базы данных перед обновлением программы ГАС правосудие.</text:span></text:p>
      <text:p text:style-name="P44"><text:span text:style-name="T45">2018-03-01 - 2022-11-01:<text:s/></text:span><text:span text:style-name="T46">Всероссийский государственный университет ю</text:span><text:span text:style-name="T47">стиции, Иркутск.<text:s/></text:span><text:span text:style-name="T48"><text:line-break/></text:span><text:span text:style-name="T49">Должность:<text:s/></text:span><text:span text:style-name="T50">Технический специалист.<text:s/></text:span><text:span text:style-name="T51"><text:line-break/></text:span><text:span text:style-name="T52">Дополнительная информация:<text:s/></text:span><text:span text:style-name="T53">Обязанности - работа с сайтами, поддержка функционирования серверов и сервисов СУБД, техническая поддержка пользователей / Навыки - Python, Html, Виртуализация, Linux, Windows</text:span><text:span text:style-name="T54">.<text:s/></text:span><text:span text:style-name="T55"><text:line-break/></text:span><text:span text:style-name="T56">Достижения:<text:s/></text:span><text:span text:style-name="T57">Разработал программу Обработка и сортировка Html-кода с целью упрощения корректировки тегов на сайте организации по запросам от руководства. В рамках "Импортозамещения с Windows на Linux" настроил виртуальный сервер с Linux системой и развер</text:span><text:span text:style-name="T58">нул в нем раздачу по сети установщика образа на компьютеры, на что сэкономило время на установку Linux в компьютерных классах.</text:span></text:p>
      <text:p text:style-name="P59"><text:span text:style-name="T60">Образование</text:span></text:p>
      <text:p text:style-name="P61"><text:span text:style-name="T62">2022-11-01 - 2023-05-30:<text:s/></text:span><text:span text:style-name="T63">Сбер Университет, Иркутск.</text:span><text:span text:style-name="T64"><text:line-break/></text:span><text:span text:style-name="T65">Должность:<text:s/></text:span><text:span text:style-name="T66">Инженер с большими данными - Дополнительное образовани</text:span><text:span text:style-name="T67">е.</text:span><text:span text:style-name="T68"><text:line-break/></text:span><text:span text:style-name="T69">Дополнительная информация:<text:s/></text:span><text:span text:style-name="T70">Навыки - Виртуализация, Linux, Sql, Python, English, Bash, Etl-процессы, DWH, AntiFraud.<text:s/></text:span><text:span text:style-name="T71"><text:line-break/></text:span><text:span text:style-name="T72">Достижения:<text:s/></text:span><text:span text:style-name="T73">При работе с транзакционными банковскими данными разработал хранилище данных.</text:span></text:p>
      <text:p text:style-name="P74"><text:span text:style-name="T75">2022-06-01 - 2022-11-01:<text:s/></text:span><text:span text:style-name="T76">Yandex Практикум, Ирк</text:span><text:span text:style-name="T77">утск.</text:span><text:span text:style-name="T78"><text:line-break/></text:span><text:span text:style-name="T79">Должность:<text:s/></text:span><text:span text:style-name="T80">Инженер облачных сервисов - Дополнительное образование.</text:span><text:span text:style-name="T81"><text:line-break/></text:span><text:span text:style-name="T82">Дополнительная информация:<text:s/></text:span><text:span text:style-name="T83">Навыки - Html, Виртуализация, Linux, Sql, Bash, Clouds, Docker, Python.</text:span><text:span text:style-name="T84"><text:line-break/></text:span><text:span text:style-name="T85">Достижения:<text:s/></text:span><text:span text:style-name="T86">В рамках программы "Инженер облачных сервисов Yandex" защитил практическ</text:span><text:span text:style-name="T87">ие работы по темам "Хранение и анализ данных", "Devops и автоматизация", "Serverless" и "Безопасность".</text:span></text:p>
      <text:soft-page-break/>
      <text:p text:style-name="P88"><text:span text:style-name="T89">2019-11-01 - 2021-05-30:<text:s/></text:span><text:span text:style-name="T90">Easy School, Иркутск.<text:s/></text:span><text:span text:style-name="T91"><text:line-break/></text:span><text:span text:style-name="T92">Должность:<text:s/></text:span><text:span text:style-name="T93">English Level Elementary A - Дополнительное образование.</text:span><text:span text:style-name="T94"><text:line-break/></text:span><text:span text:style-name="T95">Дополнительная информация:<text:s/></text:span><text:span text:style-name="T96">Навыки -<text:s/></text:span><text:span text:style-name="T97">English, Python, Clouds, Linux.<text:s/></text:span><text:span text:style-name="T98"><text:line-break/></text:span><text:span text:style-name="T99">Достижения:<text:s/></text:span><text:span text:style-name="T100">Разработал программу телеграмм бот Переводчик.</text:span></text:p>
      <text:p text:style-name="P101"><text:span text:style-name="T102">2011-09-01 - 2018-05-30:<text:s/></text:span><text:span text:style-name="T103">Иркутский государственный университет, Иркутск.<text:s/></text:span><text:span text:style-name="T104"><text:line-break/></text:span><text:span text:style-name="T105">Должность:<text:s/></text:span><text:span text:style-name="T106">Информационные технологии и телекоммуникационные системы - Бакалавр /<text:s/></text:span><text:span text:style-name="T107">Электроника и наноэлектроника - Магистр / Информационная безопасность - Дополнительное образование.</text:span><text:span text:style-name="T108"><text:line-break/></text:span><text:span text:style-name="T109">Дополнительная информация:<text:s/></text:span><text:span text:style-name="T110">Навыки - Windows, Виртуализация, Linux, Bash, Спутниковые радионавигационные системы, С++, Html, Css, Sql, Clouds, Python.</text:span><text:span text:style-name="T111"><text:line-break/></text:span><text:span text:style-name="T112">Достиж</text:span><text:span text:style-name="T113">ения:<text:s/></text:span><text:span text:style-name="T114">Для защиты выпускной экзаменационной работы по теме "Утилита для сканирования безопасности сети Nmap" подготовил несколько тестовых виртуальных машин ОС, настроил Vsftpd-сервер, Nginx-сервер, Proxy-сервер, просканировал виртуальные машины и настроил<text:s/></text:span><text:span text:style-name="T115">Iptables. Для защиты магистерской диссертации по теме "Использование данных одночастотных приемников Спутниковых Радионавигационных Систем для коррекции модели ионосферы" разработал программу "Обработка и сортировка данных одночастотных приемников СРНС". Р</text:span><text:span text:style-name="T116">азработал сайт портфолио, куда публиковал все решенные мной интересные задачи, отчеты лабораторных работ и презентации, сверстал простой сай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to Dato</dc:creator>
    <meta:creation-date>2024-10-07T01:10:00Z</meta:creation-date>
    <dc:date>2024-10-07T01:13:00Z</dc:date>
    <meta:print-date>2024-10-07T01:12:00Z</meta:print-date>
    <meta:template xlink:href="Normal" xlink:type="simple"/>
    <meta:editing-cycles>3</meta:editing-cycles>
    <meta:editing-duration>PT180S</meta:editing-duration>
    <meta:document-statistic meta:page-count="2" meta:paragraph-count="9" meta:word-count="706" meta:character-count="4726" meta:row-count="33" meta:non-whitespace-character-count="4029"/>
  </office:meta>
</office:document-meta>
</file>